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Tahoma" svg:font-family="Tahoma"/>
    <style:font-face style:name="Times New Roman" svg:font-family="'Times New Roman'" style:font-family-generic="roman"/>
    <style:font-face style:name="Times New Roman CYR" svg:font-family="'Times New Roman CYR'" style:font-family-generic="roman"/>
  </office:font-face-decls>
  <office:automatic-styles>
    <style:style style:name="P1" style:family="paragraph" style:parent-style-name="Standard" style:master-pag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margin-left="0cm" fo:margin-right="0cm" fo:text-align="justify" style:justify-single-word="false" fo:text-indent="1.501cm" style:auto-text-indent="false">
        <style:tab-stops/>
      </style:paragraph-properties>
      <style:text-properties fo:font-size="14pt" style:font-size-asian="14pt" style:font-size-complex="14pt"/>
    </style:style>
    <style:style style:name="P4" style:family="paragraph" style:parent-style-name="Standard" style:list-style-name="RTF_5f_Num_20_2">
      <style:paragraph-properties fo:margin-left="0cm" fo:margin-right="0cm" fo:text-align="justify" style:justify-single-word="false" fo:text-indent="0cm" style:auto-text-indent="false">
        <style:tab-stops/>
      </style:paragraph-properties>
      <style:text-properties fo:font-size="14pt" style:font-size-asian="14pt" style:font-size-complex="14pt"/>
    </style:style>
    <style:style style:name="P5" style:family="paragraph" style:parent-style-name="Standard">
      <style:paragraph-properties fo:margin-left="0cm" fo:margin-right="0cm" fo:text-align="justify" style:justify-single-word="false" fo:text-indent="1.501cm" style:auto-text-indent="false"/>
      <style:text-properties fo:font-size="14pt" style:font-size-asian="14pt" style:font-size-complex="14pt"/>
    </style:style>
    <style:style style:name="P6" style:family="paragraph" style:parent-style-name="Standard" style:list-style-name="RTF_5f_Num_20_3">
      <style:paragraph-properties fo:margin-left="0cm" fo:margin-right="0cm" fo:text-align="justify" style:justify-single-word="false" fo:text-indent="0cm" style:auto-text-indent="false">
        <style:tab-stops/>
      </style:paragraph-properties>
      <style:text-properties fo:font-size="14pt" style:font-size-asian="14pt" style:font-size-complex="14pt"/>
    </style:style>
    <style:style style:name="P7" style:family="paragraph" style:parent-style-name="Standard">
      <style:paragraph-properties fo:text-align="justify" style:justify-single-word="false"/>
      <style:text-properties fo:font-size="14pt" style:font-size-asian="14pt" style:font-size-complex="14pt"/>
    </style:style>
    <style:style style:name="P8" style:family="paragraph" style:parent-style-name="Standard" style:list-style-name="RTF_5f_Num_20_2">
      <style:paragraph-properties fo:margin-left="1.501cm" fo:margin-right="0cm" fo:text-align="justify" style:justify-single-word="false" fo:text-indent="0cm" style:auto-text-indent="false"/>
    </style:style>
    <style:style style:name="P9" style:family="paragraph" style:parent-style-name="Standard">
      <style:paragraph-properties fo:margin-left="0cm" fo:margin-right="0cm" fo:text-align="justify" style:justify-single-word="false" fo:text-indent="1.501cm" style:auto-text-indent="false"/>
    </style:style>
    <style:style style:name="P10" style:family="paragraph" style:parent-style-name="Standard" style:list-style-name="RTF_5f_Num_20_3">
      <style:paragraph-properties fo:margin-left="0cm" fo:margin-right="0cm" fo:text-align="justify" style:justify-single-word="false" fo:text-indent="0cm" style:auto-text-indent="false">
        <style:tab-stops/>
      </style:paragraph-properties>
    </style:style>
    <style:style style:name="P11" style:family="paragraph" style:parent-style-name="Standard" style:list-style-name="RTF_5f_Num_20_2">
      <style:paragraph-properties fo:margin-left="1.501cm" fo:margin-right="0cm" fo:text-align="justify" style:justify-single-word="false" fo:text-indent="0cm" style:auto-text-indent="false"/>
      <style:text-properties fo:font-size="14pt" style:font-size-asian="14pt" style:font-size-complex="14pt"/>
    </style:style>
    <style:style style:name="P12" style:family="paragraph" style:parent-style-name="Standard" style:list-style-name="RTF_5f_Num_20_2">
      <style:paragraph-properties fo:margin-left="1.501cm" fo:margin-right="0cm" fo:text-align="justify" style:justify-single-word="false" fo:text-indent="0cm" style:auto-text-indent="false">
        <style:tab-stops/>
      </style:paragraph-properties>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font-name="Times New Roman" fo:font-size="14pt" fo:language="en" fo:country="US" style:font-name-asian="Times New Roman" style:font-size-asian="14pt" style:font-name-complex="Times New Roman"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рограммное обеспечение электрического моделирования</text:p>
      <text:p text:style-name="P2"/>
      <text:p text:style-name="P3"><text:s/>Предварительно дается краткая характеристика общего состояния в этой области, включая разработанные программные средства для рабочих станций проектирования. Далее в краткой форме приведены возможности наиболее распространенной для персональных компьютеров программы PSPICE, а также данные об отечественных разработках АРИС и АЭЛИС. Рассмотрена "также проблема включения новых моделей приборов и определения их параметров.</text:p>
      <text:list text:style-name="RTF_5f_Num_20_2">
        <text:list-item>
          <text:p text:style-name="P4">Значительное влияние на развитие программных комплексов схемотехнического моделирования оказала хорошо известная программа SPICE2. разработанная в Берклийском университете.</text:p>
        </text:list-item>
      </text:list>
      <text:p text:style-name="P5">Эта программа получила, соответственно, широкое распространение для решения основных задач электрического моделирования,, Кроме того, она стала прототипом для многих Фирменных разработок. Популярность программы привела к тому, что многие Фирмы-поставщики программного обеспечения САПР, разрабатывая полностью самостоятельно оригинальную программу, используют "термин "SPICE" в названии для определения Функционального назначения программы. Этот факт вносит известные затруднения при характеристике основных программных изделий. имеющихся на рынке. Новая разработка Берклийского университета SPICEЗ не нашла непосредственного промышленного применения, но также оказалась исходным базовым обеспечением для ряда Фирменных программ.</text:p>
      <text:p text:style-name="P5">Следует отметить, что большинство программ схемотехнического моделирования, несмотря на определенную автономность, являются частью программного обеспечения САПР СБИС и выполнены для высокопроизводительных станций проектирования.</text:p>
      <text:p text:style-name="P5">Приведем некоторые из известных программ с их отличительными особенностями.</text:p>
      <text:list text:style-name="RTF_5f_Num_20_3">
        <text:list-item>
          <text:p text:style-name="P6">пакет SPICE+ базируется на версии SPICE3 и входит в состав пане пакета Analog Workbench2 (фирма "Analog Desing Tools") для рабочих станций SUN, DEC, UP-Apollo. Библиотека имеет 4300 моделей, стоимость пакета - $10000, библиотеки - $50 000.</text:p>
        </text:list-item>
        <text:list-item>
          <text:p text:style-name="P6">пакет PRECISE Фирмы Electronic Eng. Software. Претендует на роль одной из наиболее современных программ. Имеет статистическое моделирование;, учитывает действие радиации. Имеет средства улучшения сходимости статических расчетов- основного признанного недостатка исходной программы SPICE.</text:p>
        </text:list-item>
        <text:list-item>
          <text:p text:style-name="P6">пакет SPICE кампании Meta Software. Один из наиболее распространенных пакетов, поддерживаемых оболочками САПР различных фирм .</text:p>
        </text:list-item>
        <text:list-item>
          <text:p text:style-name="P6">пакет MSPICE компании Mentor Graphic.</text:p>
        </text:list-item>
        <text:list-item>
          <text:p text:style-name="P6">пакет DSPICE фирмы Daisy. Имеет расширенную библиотеку моделей и макромоделей, хороший пользовательский интерфейс и графические возможности.</text:p>
        </text:list-item>
        <text:list-item>
          <text:p text:style-name="P6">пакет PACSIM компании SIMOCAD. Претендует на лучшую в сравнении с SPICE сходимость, а также на возможность внешней работы с моделями.</text:p>
        </text:list-item>
      </text:list>
      <text:p text:style-name="P5">Важно отметить, что в настоящее время значительную популярность: приобретает новый класс программ аналогового моделирования, обеспечивающий в рамках смешанного моделирования совмещение с логическим моделированием цифровых блоков.</text:p>
      <text:p text:style-name="P5">Одним из распространенных представителей нового класса программ является пакет SABER фирмы Analogy. Использует единый событийный подход для моделирования аналоговых и цифровых блоков. Имеет широкие интерактивные возможности, объединяет поведенческий, Функциональный , электрический уровни. Стоимость $10 000.</text:p>
      <text:p text:style-name="P5">Укажем также средства аналогового моделирования фирма Cadence, являющейся лидером в разработках и поставках программного обеспечения для проектирования аналого-цифровых устройств., Cadence представляет пользователям высокоразвитую систему автоматизированного проектирования аналоговых схем "Artist'' ($30000), являющуюся первым интегральным комплексным средством, позволяющим полностью разработать аналоговые ИС от схемного ввода до топологического проектирования. Базовым пакетом является Cadence-SPICE обеспечивающий интерактивность. и улучшение сходимости. Альтернативным вариантом является HSPICE. Проблема аналогового моделирования на высоких скоростях все более сложных аналоговых проектов требует большой памяти и высокой производительности программы. Новая разработка фирмы Cadence пакет SPECTRE достигает ускорения в 10 раз в сравнении со SPICE и увеличивает сложность моделирования до 50 000 транзисторов.</text:p>
      <text:list text:style-name="RTF_5f_Num_20_2" text:continue-numbering="true">
        <text:list-item>
          <text:p text:style-name="P4">Пакет схемотехнического моделирования PSPICE фирмы MicroSim в настоящее время выполнен в версиях для самых различных платформ, в частности:</text:p>
        </text:list-item>
      </text:list>
      <text:p text:style-name="P7">IBM PC DOS</text:p>
      <text:p text:style-name="P7">NEC PC DOS</text:p>
      <text:p text:style-name="P7">IBM PC/Windows</text:p>
      <text:p text:style-name="P7">NEC PC/Windows</text:p>
      <text:p text:style-name="P7">SUN4/Network</text:p>
      <text:p text:style-name="P7">SUN4/Sunview</text:p>
      <text:p text:style-name="P7">DEC station</text:p>
      <text:p text:style-name="P7">DEC station/Network</text:p>
      <text:p text:style-name="P7">VAX1</text:p>
      <text:p text:style-name="P7">VAX2</text:p>
      <text:p text:style-name="P7">Macintosh</text:p>
      <text:p text:style-name="P7"/>
      <text:p text:style-name="P5">Наибольшую популярность и наибольшее число копий программы PSPICE было распространено для персональных компьютеров. В своем начальном варианте PSPICE имеет уровень возможностей PSPICE2G.6 объединяя пакетный способ задания информации с интерактивной графикой. Дополнительными характеристиками являются:</text:p>
      <text:list text:style-name="RTF_5f_Num_20_3" text:continue-numbering="true">
        <text:list-item>
          <text:p text:style-name="P6">расширение синтаксиса;</text:p>
        </text:list-item>
        <text:list-item>
          <text:p text:style-name="P6">расширение состава моделей(AsGa-приборы, нелинейный трансформатор и др.);</text:p>
        </text:list-item>
        <text:list-item>
          <text:p text:style-name="P6">температурные модели;</text:p>
        </text:list-item>
        <text:list-item>
          <text:p text:style-name="P6">статистическое моделирование.</text:p>
        </text:list-item>
      </text:list>
      <text:p text:style-name="P5">Пакет имеет в качестве сопровождения графический постпроцессор PROBE и программу параметрической идентификации PARTS. Пакет включает также интерфейсы аналогового и цифрового моделирования.</text:p>
      <text:p text:style-name="P5">За короткий срок PSPICE в своем развитии имел много версий и подверсий. Важной возможностью явилось расширение пакета версии 4.0 программой DSE цифрового моделирования, а также включение возможностей аналогового поведенческого моделирования. Пакет PSPICE версии 4.0 имел стоимость $1450; графический постпроцессор PROBE $750, программа цифрового расширения – $1950.</text:p>
      <text:p text:style-name="P5">Дальнейшим развитием функциональных и пользовательских возможностей пакета явилась их интеграция в рамках унифицированной среды схемотехнического проектирования. Новый программный продукт фирмы MicroSim предлагается под названием Design Center. В рамках Design Center достигнуто интегрирование таких возможностей, как:</text:p>
      <text:list text:style-name="RTF_5f_Num_20_3" text:continue-numbering="true">
        <text:list-item>
          <text:p text:style-name="P6">графическое редактирование схем;</text:p>
        </text:list-item>
        <text:list-item>
          <text:p text:style-name="P6">смешанное моделирование, включая аналоговое поведенческое моделирование, событийное цифровое моделирование;</text:p>
        </text:list-item>
        <text:list-item>
          <text:p text:style-name="P6">графический анализ аналоговых и цифровых выходных сигналов;</text:p>
        </text:list-item>
        <text:list-item>
          <text:p text:style-name="P6">генерацию входных воздействий;</text:p>
        </text:list-item>
        <text:list-item>
          <text:p text:style-name="P6">синтез фильтров;</text:p>
        </text:list-item>
        <text:list-item>
          <text:p text:style-name="P6">определение параметров моделей по экспериментальным данным</text:p>
        </text:list-item>
      </text:list>
      <text:p text:style-name="P7">Эксплуатация пакета PSPICE подтверждает практическую целесообразность его применения для цепей электрического моделирования. Основным ограничением его использования является невозможность модификаций в случае возникновения дополнительных требований к анализу.</text:p>
      <text:p text:style-name="P7"/>
      <text:list text:style-name="RTF_5f_Num_20_2" text:continue-numbering="true">
        <text:list-item>
          <text:p text:style-name="P8"><text:span text:style-name="T1">Одной из отечественных разработок систем схемотехнического</text:span><text:span text:style-name="T2"> </text:span><text:span text:style-name="T1">моделирования для персональных компьютеров, аналогичных по своему</text:span><text:span text:style-name="T2"> </text:span><text:span text:style-name="T1">функциональному назначению программе PSPICE является программная</text:span><text:span text:style-name="T2"> </text:span><text:span text:style-name="T1">система АРИС</text:span><text:span text:style-name="T2">2</text:span><text:span text:style-name="T1">-</text:span><text:span text:style-name="T2">PC.</text:span></text:p>
        </text:list-item>
      </text:list>
      <text:p text:style-name="P9"><text:span text:style-name="T1">Интерактивная система АРИС</text:span><text:span text:style-name="T2">2-PC</text:span><text:span text:style-name="T1"> обеспечивает следующие виды</text:span><text:span text:style-name="T2"> </text:span><text:span text:style-name="T1">моделирования при анализе на постоянном токе</text:span><text:span text:style-name="T2">:</text:span></text:p>
      <text:list text:style-name="RTF_5f_Num_20_3" text:continue-numbering="true">
        <text:list-item>
          <text:p text:style-name="P6">определение рабочей точки схемы;</text:p>
        </text:list-item>
        <text:list-item>
          <text:p text:style-name="P10"><text:span text:style-name="T1">расчет передаточных характеристик</text:span><text:span text:style-name="T2">;</text:span></text:p>
        </text:list-item>
        <text:list-item>
          <text:p text:style-name="P6">исследование функциональных возможностей;</text:p>
        </text:list-item>
        <text:list-item>
          <text:p text:style-name="P6">допусковый анализ;</text:p>
        </text:list-item>
        <text:list-item>
          <text:p text:style-name="P6">статистический расчет методом Монте-Карло.</text:p>
        </text:list-item>
      </text:list>
      <text:p text:style-name="P7">При анализе во временной области программа обеспечивает:</text:p>
      <text:list text:style-name="RTF_5f_Num_20_3" text:continue-numbering="true">
        <text:list-item>
          <text:p text:style-name="P6">расчет переходных процессов;</text:p>
        </text:list-item>
        <text:list-item>
          <text:p text:style-name="P6">определение устойчивости периодических режимов нелинейных цепей;</text:p>
        </text:list-item>
        <text:list-item>
          <text:p text:style-name="P6">гармонический анализ и расчет нелинейных искажений.</text:p>
        </text:list-item>
      </text:list>
      <text:p text:style-name="P7">В частотной области АРИС2-РС позволяет производить:</text:p>
      <text:list text:style-name="RTF_5f_Num_20_3" text:continue-numbering="true">
        <text:list-item>
          <text:p text:style-name="P6">расчет амплитудно– и фазочастотной характеристик;</text:p>
        </text:list-item>
        <text:list-item>
          <text:p text:style-name="P6">шумовой анализ;</text:p>
        </text:list-item>
        <text:list-item>
          <text:p text:style-name="P6">исследование устойчивости.</text:p>
        </text:list-item>
      </text:list>
      <text:p text:style-name="P5">Обеспечивается так же расчет чувствительности для статических, динамических и частотных характеристик. Все виды анализа могут выполняться для различных температур, задаваемых пользователем.</text:p>
      <text:p text:style-name="P5">К особенностям АРИС2-РС следует отнести высокий уровень интерактивной организации, наличие консультационной подсистемы “HELP”, содержащей всю необходимую информацию о входном языке, параметрах директив и моделей, а также информационную связь с подсистемой параметрической идентификации. Высокий уровень интерактивности является основным отличием от традиционных “пакетно–ориентированных” программ схемотехнического моделирования; включая “PSPICE” и обеспечивает следующие возможности:</text:p>
      <text:list text:style-name="RTF_5f_Num_20_3" text:continue-numbering="true">
        <text:list-item>
          <text:p text:style-name="P6">независимость выполнения отдельных проектных процедур заданных языковыми средствами или с помощью цветного меню;</text:p>
        </text:list-item>
        <text:list-item>
          <text:p text:style-name="P6">управление процессом моделирования с возможностью “быстрого” прерывания;</text:p>
        </text:list-item>
        <text:list-item>
          <text:p text:style-name="P6">наличие директив “быстрого” изменения параметров моделируемой схемы и параметров вычислительного процесса;</text:p>
        </text:list-item>
        <text:list-item>
          <text:p text:style-name="P6">запоминание выполненных в сеансе моделирования команд в журнале с возможностью повторить редактирование и выполнение. </text:p>
        </text:list-item>
      </text:list>
      <text:p text:style-name="P5">Моделируемая схема может содержать:</text:p>
      <text:list text:style-name="RTF_5f_Num_20_3" text:continue-numbering="true">
        <text:list-item>
          <text:p text:style-name="P6">независимые и зависимые источники, тока и напряжения;</text:p>
        </text:list-item>
        <text:list-item>
          <text:p text:style-name="P6">линейные, нелинейные, управляемые двухполюсники;</text:p>
        </text:list-item>
        <text:list-item>
          <text:p text:style-name="P6">диоды, биполярные, полевые и МДП–транзисторы,</text:p>
        </text:list-item>
        <text:list-item>
          <text:p text:style-name="P6">макромодели операционного усилителей КМДП–логических элементов;</text:p>
        </text:list-item>
        <text:list-item>
          <text:p text:style-name="P6">линейные трансформаторы;</text:p>
        </text:list-item>
      </text:list>
      <text:p text:style-name="P5">Библиотека встроенных моделей включает для интегральных приборов систему моделей, различающихся степенью сложности. Имеется возможность использования системы моделей распространенной программы PSPICE-2. Для задания модельных характеристик могут применяться произвольные арифметические выражения. Для определения параметров моделей по экспериментальным характеристикам АРИС2-PC сопровождается подсистемой параметрической идентификации.</text:p>
      <text:p text:style-name="P5">Выходные данные могут быть получены в виде таблиц, графиков, гистограмм на цветном графическом дисплее и на принтере. Для представления результатов моделирования применяется специальная программа постпроцессорной обработки. Обеспечивается также возможность применения распространенного постпроцессора схемотехнического моделирования PROBE.</text:p>
      <text:p text:style-name="P5">АРИС2-РС может работать, совместно с распространенными системами проектирования PCAD и ORCAD, используя их графические редакторы для представления принципиальных электрических схем.</text:p>
      <text:list text:style-name="RTF_5f_Num_20_2" text:continue-numbering="true">
        <text:list-item>
          <text:p text:style-name="P8"><text:span text:style-name="T1">Программный пакет АЭЛИС обеспечивает расчет статических и</text:span><text:span text:style-name="T2"> </text:span><text:span text:style-name="T1">динамических характеристик, а также выполнение частотного и</text:span><text:span text:style-name="T2"> </text:span><text:span text:style-name="T1">шумового видов анализа. Особенностью пакета является возможность</text:span><text:span text:style-name="T2"> </text:span><text:span text:style-name="T1">смешанного приборно–схемотехнического моделирования элементов и</text:span><text:span text:style-name="T2"> </text:span><text:span text:style-name="T1">фрагментов БИС. В частности, с помощью программы АЭЛИС возможно</text:span><text:span text:style-name="T2"> </text:span><text:span text:style-name="T1">решение уравнения Пуассона для анализа ПЗС–приборов.</text:span></text:p>
        </text:list-item>
        <text:list-item>
          <text:p text:style-name="P11">Работа с моделями.</text:p>
        </text:list-item>
        <text:list-item>
          <text:p text:style-name="P11">Библиотека моделей программы PSPICE включает:</text:p>
        </text:list-item>
      </text:list>
      <text:list text:style-name="RTF_5f_Num_20_3" text:continue-numbering="true">
        <text:list-item>
          <text:p text:style-name="P6">“стандартные” модели PSPICE2 полупроводниковых приборов, в том числе диода, биполярного транзистора, полевого транзистора, три уровня моделей МДП–транзистора;</text:p>
        </text:list-item>
        <text:list-item>
          <text:p text:style-name="P6">дополнения и модификации “стандартных” моделей. В частности, учет высокого уровня инжекции в модели диода, учет эффекта квазинасыщения в модели биполярного транзистора(начиная с версии 4.03), введение модели МДП–прибора 4-го уровня в SIM программы SPICEЗ (начиная с версии 4.02). Модель. BSIM обеспечивает моделирование МОП–транзисторов вплоть до микронных размеров за счет введения эмпирических соотношений зависимостей параметров модели от геометрии транзистора;</text:p>
        </text:list-item>
        <text:list-item>
          <text:p text:style-name="P6">новые модели приборов, в том числе, модели линии передачи (модель идеальной линии в версии 4 и модель линии с потерями в версии 5.1), модель полевого транзистора на GaAs, модель трансформатора с учетом эффектов гистерезиса, насыщения и потерь токов;</text:p>
        </text:list-item>
        <text:list-item>
          <text:p text:style-name="P6">модели аналогового поведенческого моделирования. В их числе модели зависимых источников энергии, заданных линейной или нелинейной зависимостями в форме таблиц и аналитических выражений, функциональные блоки могут быть заданы передаточными функциями. </text:p>
        </text:list-item>
      </text:list>
      <text:p text:style-name="P5">Библиотека моделей программы АРИС2-РС в значительной мере повторяет перечисленные модели PSPICE.</text:p>
      <text:list text:style-name="RTF_5f_Num_20_2" text:continue-numbering="true">
        <text:list-item>
          <text:p text:style-name="P12">Включение новых моделей.</text:p>
        </text:list-item>
      </text:list>
      <text:p text:style-name="P5">Включение новых моделей полупроводниковых приборов в программу схемотехнического анализа представляет собой определенные трудности и требует определенной квалификации и наличия инструментальных средств. Наилучшим образом эта работа мажет быть сделана автором программы, имеющим наибольшие возможности и доступ по изменению программных модулей с учетам требований заказчика.</text:p>
      <text:p text:style-name="P5">Разработчики программы PSPICE предоставляют ограниченные возможности по включению новых моделей. Для выполнения этой работы необходимо приобрести пакет PSPICE вместе с опцией “DEVICE EQUATION”. В этом случае пакет содержит необходимые заголовочные, некоторые исходные и объектные файлы. В зависимости от типа ЭВМ должны быть в наличии компилятор с языка Си и компоновщик (Linker). Для IBM PC это компилятор MICROSOFT C 6.0 и линкер RATIONAL SYSTEMS. Перечисленные средства позволяют изменить (удалить, добавить, изменить) набор параметров модели, изменить программный модуль модели, включить новую модель или дополнительный уровень. Отметим, что подключение моделей новых приборов в программе PSPICE не предусмотрена.</text:p>
      <text:list text:style-name="RTF_5f_Num_20_2" text:continue-numbering="true">
        <text:list-item>
          <text:p text:style-name="P12">Определение параметров моделей.</text:p>
        </text:list-item>
      </text:list>
      <text:p text:style-name="P9"><text:span text:style-name="T1">Программа </text:span><text:span text:style-name="T2">PARTS </text:span><text:span text:style-name="T1">из пакета PSPICE обеспечивает определение</text:span><text:span text:style-name="T2"> </text:span><text:span text:style-name="T1">параметров встроенных моделей по справочным данным для нескольких</text:span><text:span text:style-name="T2"> </text:span><text:span text:style-name="T1">типов полупроводниковых приборов</text:span><text:span text:style-name="T2">:</text:span><text:span text:style-name="T1"> диод, биполярный транзистор,</text:span><text:span text:style-name="T2"> </text:span><text:span text:style-name="T1">малосигнальная модель полевого транзистора, мощные МДП</text:span><text:span text:style-name="T2"> </text:span><text:span text:style-name="T1">транзисторы, операционный усилитель, нелинейные трансформаторы.</text:span><text:span text:style-name="T2"> </text:span><text:span text:style-name="T1">Найденные параметры могут быть записаны в файл и добавлены затем в</text:span><text:span text:style-name="T2"> </text:span><text:span text:style-name="T1">библиотеку параметров. Следует отметить, что программа:</text:span></text:p>
      <text:list text:style-name="RTF_5f_Num_20_3" text:continue-numbering="true">
        <text:list-item>
          <text:p text:style-name="P6">обеспечивает оценку параметров моделей дискретных компонентов;</text:p>
        </text:list-item>
        <text:list-item>
          <text:p text:style-name="P6">использует упрощенные методы определения параметров;</text:p>
        </text:list-item>
        <text:list-item>
          <text:p text:style-name="P6">не позволяет оценить, полный набор параметров модели;</text:p>
        </text:list-item>
        <text:list-item>
          <text:p text:style-name="P6">не позволяет оценить параметры сложных моделей.</text:p>
        </text:list-item>
      </text:list>
      <text:p text:style-name="P9"><text:span text:style-name="T1">Для полупроводниковых приборов в интегральном исполнении</text:span><text:span text:style-name="T2"> </text:span><text:span text:style-name="T1">более точные результаты могут быть получены при определении параметров по результатам физического или численного эксперимента.</text:span></text:p>
      <text:p text:style-name="P9"><text:span text:style-name="T1">Разработанная система идентификации </text:span><text:span text:style-name="T2">EXTRA</text:span><text:span text:style-name="T1"> обеспечивает определение параметров модели диода, полевого транзистора, МДП</text:span><text:span text:style-name="T2">–</text:span><text:span text:style-name="T1">транзистора, биполярного транзистора по результатам измерений. При</text:span><text:span text:style-name="T2"> </text:span><text:span text:style-name="T1">определении параметров могут быть использованы как известные</text:span><text:span text:style-name="T2"> </text:span><text:span text:style-name="T1">графоаналитические методы, так и процедуры настройки модели на</text:span><text:span text:style-name="T2"> </text:span><text:span text:style-name="T1">характеристики прибора по методу наименьших квадратов.</text:span></text:p>
      <text:p text:style-name="P7"/>
      <text:p text:style-name="P5">Заключение.</text:p>
      <text:p text:style-name="P9"><text:span text:style-name="T1">Программный пакет </text:span><text:span text:style-name="T2">PSPICE</text:span><text:span text:style-name="T1"> получил наиболее широкое</text:span><text:span text:style-name="T2"> </text:span><text:span text:style-name="T1">распространение и в большинстве случаев обеспечивает решение</text:span><text:span text:style-name="T2"> </text:span><text:span text:style-name="T1">возникающих при проектировании задач электрического анализа.</text:span><text:span text:style-name="T2"> </text:span><text:span text:style-name="T1">Основные ограничения применения программы PSPICE возникают при</text:span><text:span text:style-name="T2"> </text:span><text:span text:style-name="T1">необходимости введения новых моделей приборов. Следует отметить</text:span><text:span text:style-name="T2"> </text:span><text:span text:style-name="T1">также отсутствие в PSPICE шумовых моделей, всякая модификация в</text:span><text:span text:style-name="T2"> </text:span><text:span text:style-name="T1">этом случае требует изменения модулей расчета шумового анализа.</text:span></text:p>
      <text:p text:style-name="P9"><text:span text:style-name="T1">В этих случаях целесообразнее использовать отечественные</text:span><text:span text:style-name="T2"> </text:span><text:span text:style-name="T1">пакеты программ в связи с возможностью необходимого сопровождения</text:span><text:span text:style-name="T2"> </text:span><text:span text:style-name="T1">при модификации моделей, например, программу АРИС2-РС. В случаях</text:span><text:span text:style-name="T2">, </text:span><text:span text:style-name="T1">когда при электрическом анализе необходима уточненное приборное</text:span><text:span text:style-name="T2"> </text:span><text:span text:style-name="T1">моделирование отдельных элементов, целесообразно применять</text:span><text:span text:style-name="T2"> </text:span><text:span text:style-name="T1">программу АЭЛИС.</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Tahoma" svg:font-family="Tahoma"/>
    <style:font-face style:name="Times New Roman" svg:font-family="'Times New Roman'" style:font-family-generic="roman"/>
    <style:font-face style:name="Times New Roman CYR" svg:font-family="'Times New Roman CYR'" style:font-family-generic="roman"/>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ru" fo:country="RU" style:font-size-asian="12pt" style:language-asian="ru" style:country-asian="RU" style:font-size-complex="12pt" style:language-complex="ru" style:country-complex="RU"/>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CYR" fo:font-size="12pt" fo:language="ru" fo:country="RU" style:font-name-asian="Times New Roman CYR" style:font-size-asian="12pt" style:language-asian="ru" style:country-asian="RU" style:font-name-complex="Times New Roman CYR"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RTF_5f_Num_20_2_20_1" style:display-name="RTF_Num 2 1" style:family="text">
      <style:text-properties style:font-name="Times New Roman CYR"/>
    </style:style>
    <style:style style:name="RTF_5f_Num_20_3_20_1" style:display-name="RTF_Num 3 1"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2" style:display-name="RTF_Num 2" text:consecutive-numbering="true">
      <text:list-level-style-number text:level="1" text:style-name="RTF_5f_Num_20_2_20_1" style:num-suffix=")" style:num-format="1" text:start-value="3">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79$Win32 OpenOffice.org_project/680m79$Build-8876</meta:generator>
    <meta:creation-date>2005-06-02T22:25:57</meta:creation-date>
    <dc:language>ru-RU</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8" meta:paragraph-count="94" meta:word-count="1626" meta:character-count="14089"/>
  </office:meta>
</office:document-meta>
</file>